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F8D000005B7EA31DA2C.png"/>
  <manifest:file-entry manifest:media-type="image/jpeg" manifest:full-path="Pictures/10000000000005AC0000015C411CB7FC.jpg"/>
  <manifest:file-entry manifest:media-type="image/png" manifest:full-path="Pictures/10000201000003E80000012C11FC470A.png"/>
  <manifest:file-entry manifest:media-type="image/png" manifest:full-path="Pictures/10000000000002D00000021C20EE2B4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Titel1-title">
      <style:graphic-properties draw:stroke="none" draw:fill="none" draw:fill-color="#ff9900" fo:min-height="2.331cm"/>
    </style:style>
    <style:style style:name="pr2" style:family="presentation" style:parent-style-name="Titel1-subtitle">
      <style:graphic-properties draw:stroke="none" draw:fill="none" draw:fill-color="#ff9900" fo:min-height="4.87cm"/>
    </style:style>
    <style:style style:name="pr3" style:family="presentation" style:parent-style-name="Titel1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ff9900" fo:min-height="3.177cm"/>
    </style:style>
    <style:style style:name="pr5" style:family="presentation" style:parent-style-name="Standard-outline1">
      <style:graphic-properties draw:stroke="none" draw:fill="none" draw:fill-color="#ff9900" fo:min-height="12.684cm"/>
    </style:style>
    <style:style style:name="pr6" style:family="presentation" style:parent-style-name="Standard-notes">
      <style:graphic-properties draw:fill-color="#ffffff" fo:min-height="11.431cm"/>
    </style:style>
    <style:style style:name="pr7" style:family="presentation" style:parent-style-name="Standard-title">
      <style:graphic-properties fo:min-height="3.176cm"/>
    </style:style>
    <style:style style:name="pr8" style:family="presentation" style:parent-style-name="Standard-outline1">
      <style:graphic-properties fo:min-height="12.683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000000" style:text-outline="false" style:text-line-through-style="none" style:text-position="0% 100%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24pt" style:language-asian="da" style:country-asian="DK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524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053cm" text:min-label-width="0.54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919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4.083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053cm" text:min-label-width="0.54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919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4.083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247cm" text:min-label-width="0.635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Midtvejsseminar - AUT3</presentation:footer-decl>
      <presentation:date-time-decl presentation:name="dtd1" presentation:source="fixed">17.04.2008</presentation:date-time-decl>
      <draw:page draw:name="Slide 1" draw:style-name="dp1" draw:master-page-name="Titel1" presentation:presentation-page-layout-name="AL1T0" presentation:use-footer-name="ftr1" presentation:use-date-time-name="dtd1">
        <draw:frame presentation:style-name="pr1" draw:layer="layout" svg:width="17.785cm" svg:height="4.065cm" svg:x="1.692cm" svg:y="2.112cm" presentation:class="title" presentation:user-transformed="true">
          <draw:text-box>
            <text:p>Midtvejs Seminar<text:line-break/><text:span text:style-name="T1">Angular controller for propeller actuated lever</text:span><text:span text:style-name="T1"><text:line-break/></text:span><text:span text:style-name="T1"/></text:p>
          </draw:text-box>
        </draw:frame>
        <draw:frame presentation:style-name="pr2" draw:layer="layout" svg:width="17.78cm" svg:height="6.396cm" svg:x="1.693cm" svg:y="5.713cm" presentation:class="subtitle" presentation:user-transformed="true">
          <draw:text-box>
            <text:p>Kursus: 31015 Fagprojekt</text:p>
            <text:p>Gruppe: GRP17</text:p>
            <text:p>ID: AUT3</text:p>
            <text:p/>
            <text:p>Carsten Lau Nielsen s123161</text:p>
            <text:p>Søren Krogh Andersen s123369</text:p>
            <text:p/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59cm" svg:height="3.177cm" svg:x="1.693cm" svg:y="1.095cm" presentation:class="title" presentation:placeholder="true" presentation:user-transformed="true">
          <draw:text-box/>
        </draw:frame>
        <draw:frame presentation:style-name="pr5" draw:layer="layout" svg:width="21.59cm" svg:height="12.684cm" svg:x="1.693cm" svg:y="4.445cm" presentation:class="outline" presentation:user-transformed="true">
          <draw:text-box>
            <text:list text:style-name="L2">
              <text:list-item>
                <text:p>Udgangspunkt</text:p>
              </text:list-item>
              <text:list-item>
                <text:p>Hvad har vi nået</text:p>
              </text:list-item>
              <text:list-item>
                <text:p>Hvad mangler</text:p>
              </text:list-item>
              <text:list-item>
                <text:p>Tidsplanen er skredet</text:p>
              </text:list-item>
            </text:list>
            <text:list text:style-name="L3">
              <text:list-item>
                <text:list>
                  <text:list-item>
                    <text:p>Hvorfor,</text:p>
                  </text:list-item>
                  <text:list-item>
                    <text:p>Hvor meget</text:p>
                  </text:list-item>
                  <text:list-item>
                    <text:p>Hvordan rettes der op på det?</text:p>
                  </text:list-item>
                </text:list>
              </text:list-item>
            </text:list>
            <text:list text:style-name="L2">
              <text:list-item>
                <text:p>Foreløbigt resultat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presentation:use-footer-name="ftr1" presentation:use-date-time-name="dtd1">
        <draw:frame presentation:style-name="pr7" draw:layer="layout" svg:width="21.59cm" svg:height="3.176cm" svg:x="1.693cm" svg:y="0.845cm" presentation:class="title" presentation:user-transformed="true">
          <draw:text-box>
            <text:p>Udgangspunkt</text:p>
          </draw:text-box>
        </draw:frame>
        <draw:frame presentation:style-name="pr8" draw:layer="layout" svg:width="21.59cm" svg:height="12.683cm" svg:x="1.693cm" svg:y="4.445cm" presentation:class="outline">
          <draw:text-box>
            <text:list text:style-name="L2">
              <text:list-item>
                <text:p>Udgangspunkt i Bachelorprojektet ” Position Control of Simplified, Tethered Drone” <text:span text:style-name="T2">Martin Rygaard Hermansen (s103019)</text:span></text:p>
              </text:list-item>
              <text:list-item>
                <text:p><text:span text:style-name="T3">Højderegulering af motor/propel på vippearm</text:span></text:p>
              </text:list-item>
              <text:list-item>
                <text:p><text:span text:style-name="T3">Accelerometer, afstandssensor, vinkelmåler (potmeter).</text:span></text:p>
              </text:list-item>
              <text:list-item>
                <text:p><text:span text:style-name="T3">God stabilitet med input fra afstandssensor eller vinkelmåler.</text:span></text:p>
              </text:list-item>
              <text:list-item>
                <text:p><text:span text:style-name="T3">Problemer med accelerometer.</text:span></text:p>
              </text:list-item>
              <text:list-item>
                <text:p><text:span text:style-name="T3">God controller, ustabil implementering</text:span></text:p>
                <text:p><text:span text:style-name="T3"/></text:p>
              </text:list-item>
              <text:list-item>
                <text:p><text:span text:style-name="T3">USB → I2C kommunikationsenhed fejled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presentation:use-footer-name="ftr1" presentation:use-date-time-name="dtd1">
        <draw:frame presentation:style-name="pr7" draw:layer="layout" svg:width="21.59cm" svg:height="3.176cm" svg:x="1.693cm" svg:y="0.845cm" presentation:class="title">
          <draw:text-box>
            <text:p>Opstilling ved start</text:p>
          </draw:text-box>
        </draw:frame>
        <draw:rect draw:style-name="gr2" draw:text-style-name="P1" xml:id="id2" draw:id="id2" draw:layer="layout" svg:width="2.6cm" svg:height="5cm" svg:x="2.2cm" svg:y="11.2cm">
          <text:p text:style-name="P1"><text:span text:style-name="T4">PC med</text:span></text:p>
          <text:p text:style-name="P1"><text:span text:style-name="T4">RT Linux</text:span></text:p>
        </draw:rect>
        <draw:rect draw:style-name="gr2" draw:text-style-name="P1" xml:id="id1" draw:id="id1" draw:layer="layout" svg:width="3.2cm" svg:height="1.8cm" svg:x="4.8cm" svg:y="8.2cm">
          <text:p text:style-name="P1"><text:span text:style-name="T4">NI analog</text:span></text:p>
          <text:p text:style-name="P1"><text:span text:style-name="T4">data box</text:span></text:p>
        </draw:rect>
        <draw:connector draw:style-name="gr3" draw:layer="layout" draw:type="curve" svg:x1="4.8cm" svg:y1="9.1cm" svg:x2="3.5cm" svg:y2="11.2cm" draw:start-shape="id1" draw:start-glue-point="3" draw:end-shape="id2" draw:end-glue-point="0" svg:d="m4800 9100c-867 0-1300 700-1300 2100">
          <text:p/>
        </draw:connector>
        <draw:rect draw:style-name="gr2" draw:text-style-name="P1" xml:id="id3" draw:id="id3" draw:layer="layout" svg:width="4cm" svg:height="3.2cm" svg:x="6cm" svg:y="13cm">
          <text:p text:style-name="P1"><text:span text:style-name="T4">Teensy som</text:span></text:p>
          <text:p text:style-name="P1"><text:span text:style-name="T4">USB → I2C</text:span></text:p>
          <text:p text:style-name="P1"><text:span text:style-name="T4">mellemtrin</text:span></text:p>
        </draw:rect>
        <draw:rect draw:style-name="gr4" draw:layer="layout" svg:width="11.2cm" svg:height="0.6cm" draw:transform="rotate (0.109781209950423) translate (12.402cm 9.804cm)">
          <text:p/>
        </draw:rect>
        <draw:circle draw:style-name="gr2" draw:text-style-name="P1" xml:id="id7" draw:id="id7" draw:layer="layout" svg:width="1.8cm" svg:height="1.8cm" svg:x="11.6cm" svg:y="9.2cm">
          <text:p><text:span text:style-name="T4">potmeter</text:span></text:p>
        </draw:circle>
        <draw:connector draw:style-name="gr5" draw:layer="layout" draw:type="curve" svg:x1="6cm" svg:y1="14.6cm" svg:x2="4.8cm" svg:y2="13.7cm" draw:start-shape="id3" draw:start-glue-point="3" draw:end-shape="id2" draw:end-glue-point="1" svg:d="m6000 14600c-900 0-300-900-1200-900">
          <text:p/>
        </draw:connector>
        <draw:rect draw:style-name="gr2" draw:text-style-name="P1" xml:id="id4" draw:id="id4" draw:layer="layout" svg:width="1.8cm" svg:height="1.4cm" svg:x="10.4cm" svg:y="15.8cm">
          <text:p><text:span text:style-name="T4">ESC</text:span></text:p>
        </draw:rect>
        <draw:connector draw:style-name="gr3" draw:layer="layout" draw:type="curve" svg:x1="8cm" svg:y1="16.2cm" svg:x2="10.4cm" svg:y2="16.5cm" draw:start-shape="id3" draw:start-glue-point="2" draw:end-shape="id4" draw:end-glue-point="3" svg:d="m8000 16200c0 200 800 300 2400 300">
          <text:p/>
        </draw:connector>
        <draw:rect draw:style-name="gr2" draw:text-style-name="P1" xml:id="id6" draw:id="id6" draw:layer="layout" svg:width="2cm" svg:height="1.2cm" svg:x="21.8cm" svg:y="8cm">
          <text:p><text:span text:style-name="T4">Motor</text:span></text:p>
        </draw:rect>
        <draw:rect draw:style-name="gr2" draw:text-style-name="P3" draw:layer="layout" svg:width="8.6cm" svg:height="0.6cm" svg:x="18.6cm" svg:y="7.4cm">
          <text:p text:style-name="P2"><text:span text:style-name="T4">Propel</text:span></text:p>
        </draw:rect>
        <draw:rect draw:style-name="gr2" draw:text-style-name="P1" xml:id="id5" draw:id="id5" draw:layer="layout" svg:width="1.8cm" svg:height="1cm" svg:x="19.6cm" svg:y="9cm">
          <text:p text:style-name="P3"><text:span text:style-name="T4">Acc.</text:span></text:p>
        </draw:rect>
        <draw:connector draw:style-name="gr3" draw:layer="layout" draw:type="curve" svg:x1="19.6cm" svg:y1="9.5cm" svg:x2="10cm" svg:y2="14.6cm" draw:start-shape="id5" draw:start-glue-point="3" draw:end-shape="id3" svg:d="m19600 9500c-7200 0-2400 5100-9600 5100">
          <text:p/>
        </draw:connector>
        <draw:connector draw:style-name="gr3" draw:layer="layout" draw:type="curve" svg:x1="12.2cm" svg:y1="16.5cm" svg:x2="22.8cm" svg:y2="9.2cm" draw:start-shape="id4" draw:start-glue-point="1" draw:end-shape="id6" draw:end-glue-point="2" svg:d="m12200 16500c7067 0 10600-2433 10600-7300">
          <text:p/>
        </draw:connector>
        <draw:connector draw:style-name="gr3" draw:layer="layout" draw:type="curve" svg:x1="11.6cm" svg:y1="10.1cm" svg:x2="8cm" svg:y2="9.1cm" draw:start-shape="id7" draw:start-glue-point="3" draw:end-shape="id1" svg:d="m11600 10100c-2958 0-1158-1000-3600-1000">
          <text:p/>
        </draw:connector>
        <draw:rect draw:style-name="gr4" draw:layer="layout" svg:width="2.2cm" svg:height="1.4cm" svg:x="19.2cm" svg:y="10cm">
          <text:p>Afst.</text:p>
          <text:p>måler</text:p>
        </draw:rect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presentation:use-footer-name="ftr1" presentation:use-date-time-name="dtd1">
        <draw:frame presentation:style-name="pr7" draw:layer="layout" svg:width="21.59cm" svg:height="3.176cm" svg:x="1.693cm" svg:y="0.845cm" presentation:class="title" presentation:user-transformed="true">
          <draw:text-box>
            <text:p>Hvad har vi nået</text:p>
          </draw:text-box>
        </draw:frame>
        <draw:frame presentation:style-name="pr8" draw:layer="layout" svg:width="21.59cm" svg:height="12.683cm" svg:x="1.693cm" svg:y="4.445cm" presentation:class="outline">
          <draw:text-box>
            <text:list text:style-name="L2">
              <text:list-item>
                <text:p>Refakturere kode i controlleren</text:p>
              </text:list-item>
              <text:list-item>
                <text:p>Rettet fejl i controller implementering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dnotetegn" style:family="graphic">
      <style:paragraph-properties style:text-autospace="none"/>
    </style:style>
    <style:style style:name="Slutnotetegn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esøgt_20_hyperlink" style:display-name="Besøgt 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Tabelindhold" style:family="graphic">
      <style:paragraph-properties style:text-autospace="none"/>
    </style:style>
    <style:style style:name="Tabeloversk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Listeindhold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Standard-outline1">
          <text:list-level-style-bullet text:level="1" text:bullet-char="•">
            <style:list-level-properties text:min-label-width="0.524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-0.379cm" text:min-label-distance="0.379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-0.273cm" text:min-label-distance="0.273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524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-0.379cm" text:min-label-distance="0.379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-0.273cm" text:min-label-distance="0.273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el2-outline1">
          <text:list-level-style-bullet text:level="1" text:bullet-char="•">
            <style:list-level-properties text:min-label-width="0.524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graphic-properties>
        <text:list-style style:name="Titel2-outline2">
          <text:list-level-style-bullet text:level="1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-0.379cm" text:min-label-distance="0.379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-0.273cm" text:min-label-distance="0.273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>
        <text:list-style style:name="Titel3-outline1">
          <text:list-level-style-bullet text:level="1" text:bullet-char="•">
            <style:list-level-properties text:min-label-width="0.524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graphic-properties>
        <text:list-style style:name="Titel3-outline2">
          <text:list-level-style-bullet text:level="1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919cm" text:min-label-width="-0.379cm" text:min-label-distance="0.379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83cm" text:min-label-width="-0.273cm" text:min-label-distance="0.273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247cm" text:min-label-width="-0.167cm" text:min-label-distance="0.167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30.133cm)" draw:image-opacity="100%" style:mirror="none"/>
    </style:style>
    <style:style style:name="Mgr4" style:family="graphic" style:parent-style-name="standard">
      <style:graphic-properties draw:stroke="none" draw:fill="none" draw:fill-color="#ff9900" draw:textarea-horizontal-align="justify" draw:textarea-vertical-align="top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8.76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87cm, 0cm, 0.38cm, 0.25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8.325cm, 0cm, 0cm, 18.699cm)" draw:image-opacity="100%" style:mirror="non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el2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2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el3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el3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9pt" fo:language="en" fo:country="GB" style:font-size-asian="9pt" style:font-size-complex="9pt"/>
    </style:style>
    <style:style style:name="MT2" style:family="text">
      <style:text-properties fo:font-size="9pt" fo:language="da" fo:country="DK" style:font-size-asian="9pt" style:font-size-complex="9pt"/>
    </style:style>
    <style:style style:name="MT3" style:family="text">
      <style:text-properties fo:font-size="9pt" fo:language="da" fo:country="DK" fo:font-weight="bold" style:font-size-asian="9pt" style:font-weight-asian="bold" style:font-size-complex="9pt" style:font-weight-complex="bold"/>
    </style:style>
    <style:style style:name="MT4" style:family="text">
      <style:text-properties fo:font-size="12pt" fo:language="da" fo:country="DK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3.176cm" svg:x="1.693cm" svg:y="0.845cm" presentation:class="title" presentation:placeholder="true">
        <draw:text-box/>
      </draw:frame>
      <draw:frame presentation:style-name="Standard-outline1" draw:layer="backgroundobjects" svg:width="21.59cm" svg:height="12.683cm" svg:x="1.693cm" svg:y="4.445cm" presentation:class="outline" presentation:placeholder="true">
        <draw:text-box/>
      </draw:frame>
      <draw:frame draw:style-name="Mgr3" draw:text-style-name="MP3" draw:layer="backgroundobjects" svg:width="1.331cm" svg:height="1.482cm" svg:x="22.975cm" svg:y="0.776cm">
        <draw:image xlink:href="Pictures/10000000000005AC0000015C411CB7FC.jpg" xlink:type="simple" xlink:show="embed" xlink:actuate="onLoad">
          <text:p/>
        </draw:image>
      </draw:frame>
      <draw:custom-shape draw:style-name="Mgr4" draw:text-style-name="MP5" draw:layer="backgroundobjects" svg:width="2.121cm" svg:height="0.846cm" svg:x="21.162cm" svg:y="17.992cm">
        <text:list text:style-name="ML1">
          <text:list-header>
            <text:p text:style-name="MP4"><text:span text:style-name="MT1"><presentation:date-time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7.616cm" svg:height="0.846cm" svg:x="13.335cm" svg:y="17.992cm">
        <text:list text:style-name="ML1">
          <text:list-header>
            <text:p text:style-name="MP4"><text:span text:style-name="MT2"><presentation:footer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0.847cm" svg:height="0.846cm" svg:x="1.693cm" svg:y="17.992cm">
        <text:list text:style-name="ML1">
          <text:list-header>
            <text:p text:style-name="MP6"><text:span text:style-name="MT2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0.257cm" svg:height="0.846cm" svg:x="2.747cm" svg:y="17.992cm">
        <text:list text:style-name="ML1">
          <text:list-header>
            <text:p text:style-name="MP6"><text:span text:style-name="MT3">DTU Elektro, Danmarks Tekniske Universitet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1" draw:text-style-name="MP8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8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4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17.785cm" svg:height="2.33cm" svg:x="1.692cm" svg:y="3.596cm" presentation:class="title" presentation:placeholder="true">
        <draw:text-box/>
      </draw:frame>
      <draw:frame draw:style-name="Mgr3" draw:text-style-name="MP3" draw:layer="backgroundobjects" svg:width="1.331cm" svg:height="1.482cm" svg:x="22.975cm" svg:y="0.776cm">
        <draw:image xlink:href="Pictures/10000000000005AC0000015C411CB7FC.jpg" xlink:type="simple" xlink:show="embed" xlink:actuate="onLoad">
          <text:p/>
        </draw:image>
      </draw:frame>
      <draw:frame draw:style-name="Mgr6" draw:text-style-name="MP3" draw:layer="backgroundobjects" svg:width="13.088cm" svg:height="6.495cm" svg:x="12.312cm" svg:y="11.642cm">
        <draw:image xlink:href="Pictures/1000020100000F8D000005B7EA31DA2C.png" xlink:type="simple" xlink:show="embed" xlink:actuate="onLoad">
          <text:p/>
        </draw:image>
      </draw:frame>
      <draw:frame draw:name="Picture 13" draw:style-name="Mgr7" draw:text-style-name="MP3" draw:layer="backgroundobjects" svg:width="11.02cm" svg:height="1.728cm" svg:x="1.72cm" svg:y="16.753cm">
        <draw:image xlink:href="Pictures/10000201000003E80000012C11FC470A.png" xlink:type="simple" xlink:show="embed" xlink:actuate="onLoad">
          <text:p/>
        </draw:image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3" draw:text-style-name="MP8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3" draw:text-style-name="MP9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8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4" draw:text-style-name="MP9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4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frame presentation:style-name="Titel2-title" draw:layer="backgroundobjects" svg:width="21.59cm" svg:height="3.176cm" svg:x="1.693cm" svg:y="0.845cm" presentation:class="title" presentation:placeholder="true">
        <draw:text-box/>
      </draw:frame>
      <draw:frame presentation:style-name="Titel2-outline1" draw:layer="backgroundobjects" svg:width="21.59cm" svg:height="12.683cm" svg:x="1.693cm" svg:y="4.445cm" presentation:class="outline" presentation:placeholder="true">
        <draw:text-box/>
      </draw:frame>
      <draw:frame draw:style-name="Mgr3" draw:text-style-name="MP3" draw:layer="backgroundobjects" svg:width="1.331cm" svg:height="1.482cm" svg:x="22.975cm" svg:y="0.776cm">
        <draw:image xlink:href="Pictures/10000000000005AC0000015C411CB7FC.jpg" xlink:type="simple" xlink:show="embed" xlink:actuate="onLoad">
          <text:p/>
        </draw:image>
      </draw:frame>
      <draw:custom-shape draw:style-name="Mgr4" draw:text-style-name="MP5" draw:layer="backgroundobjects" svg:width="2.121cm" svg:height="0.846cm" svg:x="21.162cm" svg:y="17.992cm">
        <text:list text:style-name="ML1">
          <text:list-header>
            <text:p text:style-name="MP4"><text:span text:style-name="MT1"><presentation:date-time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7.616cm" svg:height="0.846cm" svg:x="13.335cm" svg:y="17.992cm">
        <text:list text:style-name="ML1">
          <text:list-header>
            <text:p text:style-name="MP4"><text:span text:style-name="MT2"><presentation:footer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0.847cm" svg:height="0.846cm" svg:x="1.693cm" svg:y="17.992cm">
        <text:list text:style-name="ML1">
          <text:list-header>
            <text:p text:style-name="MP6"><text:span text:style-name="MT2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0.257cm" svg:height="0.846cm" svg:x="2.747cm" svg:y="17.992cm">
        <text:list text:style-name="ML1">
          <text:list-header>
            <text:p text:style-name="MP6"><text:span text:style-name="MT3">DTU Elektro, Danmarks Tekniske Universitet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5" draw:text-style-name="MP8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5" draw:text-style-name="MP9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8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6" draw:text-style-name="MP9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4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frame draw:style-name="Mgr8" draw:text-style-name="MP3" draw:layer="backgroundobjects" svg:width="6.698cm" svg:height="10.724cm" svg:x="18.702cm" svg:y="8.326cm">
        <draw:image xlink:href="Pictures/10000000000002D00000021C20EE2B40.png" xlink:type="simple" xlink:show="embed" xlink:actuate="onLoad">
          <text:p/>
        </draw:image>
      </draw:frame>
      <draw:frame draw:style-name="Mgr6" draw:text-style-name="MP3" draw:layer="backgroundobjects" svg:width="13.088cm" svg:height="6.496cm" svg:x="12.312cm" svg:y="8.678cm">
        <draw:image xlink:href="Pictures/1000020100000F8D000005B7EA31DA2C.png" xlink:type="simple" xlink:show="embed" xlink:actuate="onLoad">
          <text:p/>
        </draw:image>
      </draw:frame>
      <draw:frame presentation:style-name="Titel3-title" draw:layer="backgroundobjects" svg:width="17.785cm" svg:height="2.33cm" svg:x="1.692cm" svg:y="3.596cm" presentation:class="title" presentation:placeholder="true">
        <draw:text-box/>
      </draw:frame>
      <draw:frame draw:style-name="Mgr3" draw:text-style-name="MP3" draw:layer="backgroundobjects" svg:width="1.331cm" svg:height="1.482cm" svg:x="22.975cm" svg:y="0.776cm">
        <draw:image xlink:href="Pictures/10000000000005AC0000015C411CB7FC.jp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7" draw:text-style-name="MP8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7" draw:text-style-name="MP9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8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8" draw:text-style-name="MP9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4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5-11T23:44:09.61</meta:creation-date>
    <dc:date>2014-05-12T00:42:23.06</dc:date>
    <meta:editing-cycles>25</meta:editing-cycles>
    <meta:editing-duration>P1DT15H43M38S</meta:editing-duration>
    <meta:generator>OpenOffice.org/3.4.1$Win32 OpenOffice.org_project/341m1$Build-9593</meta:generator>
    <meta:document-statistic meta:object-count="96"/>
  </office:meta>
</office:document-meta>
</file>